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Zemlya_Zichy">
            <text:p>Zemlya_Zichy</text:p>
          </table:table-cell>
          <table:table-cell office:value-type="string" office:value="radiocarbon">
            <text:p>radiocarbon</text:p>
          </table:table-cell>
          <table:table-cell office:value-type="string" office:value="Le-6250">
            <text:p>Le-6250</text:p>
          </table:table-cell>
          <table:table-cell office:value-type="float" office:value="81.53">
            <text:p>81.53</text:p>
          </table:table-cell>
          <table:table-cell office:value-type="float" office:value="57.05">
            <text:p>57.05</text:p>
          </table:table-cell>
          <table:table-cell office:value-type="float" office:value="7182.99">
            <text:p>7182.99</text:p>
          </table:table-cell>
          <table:table-cell office:value-type="float" office:value="143.28">
            <text:p>143.28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7.0">
            <text:p>57.0</text:p>
          </table:table-cell>
          <table:table-cell office:value-type="float" office:value="2.745450782658469">
            <text:p>2.745450782658469</text:p>
          </table:table-cell>
          <table:table-cell office:value-type="float" office:value="2.745450782658469">
            <text:p>2.745450782658469</text:p>
          </table:table-cell>
          <table:table-cell office:value-type="string" office:value="BolshiyanovEtal2009,BaranskayaEtal2018">
            <text:p>BolshiyanovEtal2009,BaranskayaEtal2018</text:p>
          </table:table-cell>
        </table:table-row>
        <table:table-row>
          <table:table-cell office:value-type="string" office:value="Zemlya_Zichy">
            <text:p>Zemlya_Zichy</text:p>
          </table:table-cell>
          <table:table-cell office:value-type="string" office:value="radiocarbon">
            <text:p>radiocarbon</text:p>
          </table:table-cell>
          <table:table-cell office:value-type="string" office:value="LU-5125">
            <text:p>LU-5125</text:p>
          </table:table-cell>
          <table:table-cell office:value-type="float" office:value="81.19">
            <text:p>81.19</text:p>
          </table:table-cell>
          <table:table-cell office:value-type="float" office:value="55.76">
            <text:p>55.76</text:p>
          </table:table-cell>
          <table:table-cell office:value-type="float" office:value="10423.24">
            <text:p>10423.24</text:p>
          </table:table-cell>
          <table:table-cell office:value-type="float" office:value="842.45">
            <text:p>842.45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-1.0">
            <text:p>-1.0</text:p>
          </table:table-cell>
          <table:table-cell office:value-type="float" office:value="24.7">
            <text:p>24.7</text:p>
          </table:table-cell>
          <table:table-cell office:value-type="float" office:value="2.7381563140186134">
            <text:p>2.7381563140186134</text:p>
          </table:table-cell>
          <table:table-cell office:value-type="float" office:value="2.7381563140186134">
            <text:p>2.7381563140186134</text:p>
          </table:table-cell>
          <table:table-cell office:value-type="string" office:value="BolshiyanovEtal2009,BaranskayaEtal2018">
            <text:p>BolshiyanovEtal2009,BaranskayaEtal2018</text:p>
          </table:table-cell>
        </table:table-row>
        <table:table-row>
          <table:table-cell office:value-type="string" office:value="Zemlya_Zichy">
            <text:p>Zemlya_Zichy</text:p>
          </table:table-cell>
          <table:table-cell office:value-type="string" office:value="U-Th">
            <text:p>U-Th</text:p>
          </table:table-cell>
          <table:table-cell office:value-type="string" office:value="Zemlya_Zichy-1">
            <text:p>Zemlya_Zichy-1</text:p>
          </table:table-cell>
          <table:table-cell office:value-type="float" office:value="81.19">
            <text:p>81.19</text:p>
          </table:table-cell>
          <table:table-cell office:value-type="float" office:value="55.76">
            <text:p>55.76</text:p>
          </table:table-cell>
          <table:table-cell office:value-type="float" office:value="3900.0">
            <text:p>3900.0</text:p>
          </table:table-cell>
          <table:table-cell office:value-type="float" office:value="600.0">
            <text:p>600.0</text:p>
          </table:table-cell>
          <table:table-cell office:value-type="string" office:value="molluscs">
            <text:p>molluscs</text:p>
          </table:table-cell>
          <table:table-cell office:value-type="string" office:value="U-series">
            <text:p>U-seri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4.7">
            <text:p>24.7</text:p>
          </table:table-cell>
          <table:table-cell office:value-type="float" office:value="2.7381563140186134">
            <text:p>2.7381563140186134</text:p>
          </table:table-cell>
          <table:table-cell office:value-type="float" office:value="2.7381563140186134">
            <text:p>2.7381563140186134</text:p>
          </table:table-cell>
          <table:table-cell office:value-type="string" office:value="BolshiyanovEtal2009,BaranskayaEtal2018">
            <text:p>BolshiyanovEtal2009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